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362in" svg:height="5.4173in" svg:x="0.7343in" svg:y="2.8866in">
            <draw:object draw:notify-on-update-of-ranges="Sheet1.B3:Sheet1.B14 Sheet1.C3:Sheet1.C14 Sheet1.B3:Sheet1.B14 Sheet1.D3:Sheet1.D14 Sheet1.B3:Sheet1.B14 Sheet1.E3:Sheet1.E14 Sheet1.B3:Sheet1.B14 Sheet1.F3:Sheet1.F14 Sheet1.B3:Sheet1.B14 Sheet1.G3:Sheet1.G14 Sheet1.B3:Sheet1.B14 Sheet1.H3:Sheet1.H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4">
          <table:table-cell/>
          <table:table-cell office:value-type="string">
            <text:p>size, K</text:p>
          </table:table-cell>
          <table:table-cell office:value-type="string">
            <text:p>std::sort</text:p>
          </table:table-cell>
          <table:table-cell office:value-type="string">
            <text:p>q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 office:value-type="string">
            <text:p>RadixSort</text:p>
          </table:table-cell>
          <table:table-cell office:value-type="string">
            <text:p>MergeSort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0.01">
            <text:p>0.01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21">
            <text:p>0.021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22">
            <text:p>0.022</text:p>
          </table:table-cell>
          <table:table-cell office:value-type="float" office:value="0.033">
            <text:p>0.033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  <table:table-cell office:value-type="float" office:value="0.108">
            <text:p>0.108</text:p>
          </table:table-cell>
          <table:table-cell office:value-type="float" office:value="0.111">
            <text:p>0.111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0.058">
            <text:p>0.058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0.095">
            <text:p>0.095</text:p>
          </table:table-cell>
          <table:table-cell office:value-type="float" office:value="0.219">
            <text:p>0.219</text:p>
          </table:table-cell>
          <table:table-cell office:value-type="float" office:value="0.273">
            <text:p>0.273</text:p>
          </table:table-cell>
          <table:table-cell office:value-type="float" office:value="0.096">
            <text:p>0.096</text:p>
          </table:table-cell>
          <table:table-cell office:value-type="float" office:value="0.137">
            <text:p>0.137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0.185">
            <text:p>0.185</text:p>
          </table:table-cell>
          <table:table-cell office:value-type="float" office:value="0.459">
            <text:p>0.459</text:p>
          </table:table-cell>
          <table:table-cell office:value-type="float" office:value="0.701">
            <text:p>0.701</text:p>
          </table:table-cell>
          <table:table-cell office:value-type="float" office:value="0.198">
            <text:p>0.198</text:p>
          </table:table-cell>
          <table:table-cell office:value-type="float" office:value="0.27">
            <text:p>0.27</text:p>
          </table:table-cell>
          <table:table-cell office:value-type="float" office:value="0.236">
            <text:p>0.236</text:p>
          </table:table-cell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0.384">
            <text:p>0.384</text:p>
          </table:table-cell>
          <table:table-cell office:value-type="float" office:value="0.951">
            <text:p>0.951</text:p>
          </table:table-cell>
          <table:table-cell office:value-type="float" office:value="1.839">
            <text:p>1.839</text:p>
          </table:table-cell>
          <table:table-cell office:value-type="float" office:value="0.41">
            <text:p>0.41</text:p>
          </table:table-cell>
          <table:table-cell office:value-type="float" office:value="0.539">
            <text:p>0.539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float" office:value="0.787">
            <text:p>0.787</text:p>
          </table:table-cell>
          <table:table-cell office:value-type="float" office:value="1.985">
            <text:p>1.985</text:p>
          </table:table-cell>
          <table:table-cell office:value-type="float" office:value="4.58">
            <text:p>4.58</text:p>
          </table:table-cell>
          <table:table-cell office:value-type="float" office:value="0.859">
            <text:p>0.859</text:p>
          </table:table-cell>
          <table:table-cell office:value-type="float" office:value="1.23">
            <text:p>1.23</text:p>
          </table:table-cell>
          <table:table-cell office:value-type="float" office:value="1.031">
            <text:p>1.031</text:p>
          </table:table-cell>
        </table:table-row>
        <table:table-row table:style-name="ro2">
          <table:table-cell/>
          <table:table-cell office:value-type="float" office:value="16384">
            <text:p>16384</text:p>
          </table:table-cell>
          <table:table-cell office:value-type="float" office:value="1.689">
            <text:p>1.689</text:p>
          </table:table-cell>
          <table:table-cell office:value-type="float" office:value="4.1">
            <text:p>4.1</text:p>
          </table:table-cell>
          <table:table-cell office:value-type="float" office:value="11.398">
            <text:p>11.398</text:p>
          </table:table-cell>
          <table:table-cell office:value-type="float" office:value="1.789">
            <text:p>1.789</text:p>
          </table:table-cell>
          <table:table-cell office:value-type="float" office:value="2.275">
            <text:p>2.275</text:p>
          </table:table-cell>
          <table:table-cell office:value-type="float" office:value="2.141">
            <text:p>2.141</text:p>
          </table:table-cell>
        </table:table-row>
        <table:table-row table:style-name="ro2">
          <table:table-cell/>
          <table:table-cell office:value-type="float" office:value="32768">
            <text:p>32768</text:p>
          </table:table-cell>
          <table:table-cell office:value-type="float" office:value="3.403">
            <text:p>3.403</text:p>
          </table:table-cell>
          <table:table-cell office:value-type="float" office:value="8.547">
            <text:p>8.547</text:p>
          </table:table-cell>
          <table:table-cell office:value-type="float" office:value="25.79">
            <text:p>25.79</text:p>
          </table:table-cell>
          <table:table-cell office:value-type="float" office:value="3.753">
            <text:p>3.753</text:p>
          </table:table-cell>
          <table:table-cell office:value-type="float" office:value="4.463">
            <text:p>4.463</text:p>
          </table:table-cell>
          <table:table-cell office:value-type="float" office:value="4.561">
            <text:p>4.561</text:p>
          </table:table-cell>
        </table:table-row>
        <table:table-row table:style-name="ro2">
          <table:table-cell/>
          <table:table-cell office:value-type="float" office:value="65536">
            <text:p>65536</text:p>
          </table:table-cell>
          <table:table-cell office:value-type="float" office:value="7.078">
            <text:p>7.078</text:p>
          </table:table-cell>
          <table:table-cell office:value-type="float" office:value="18.188">
            <text:p>18.188</text:p>
          </table:table-cell>
          <table:table-cell office:value-type="float" office:value="62.569">
            <text:p>62.569</text:p>
          </table:table-cell>
          <table:table-cell office:value-type="float" office:value="7.762">
            <text:p>7.762</text:p>
          </table:table-cell>
          <table:table-cell office:value-type="float" office:value="9.036">
            <text:p>9.036</text:p>
          </table:table-cell>
          <table:table-cell office:value-type="float" office:value="9.884">
            <text:p>9.884</text:p>
          </table:table-cell>
        </table:table-row>
        <table:table-row table:style-name="ro2">
          <table:table-cell/>
          <table:table-cell office:value-type="float" office:value="131072">
            <text:p>131072</text:p>
          </table:table-cell>
          <table:table-cell office:value-type="float" office:value="14.839">
            <text:p>14.839</text:p>
          </table:table-cell>
          <table:table-cell office:value-type="float" office:value="37.257">
            <text:p>37.257</text:p>
          </table:table-cell>
          <table:table-cell office:value-type="float" office:value="140.69">
            <text:p>140.69</text:p>
          </table:table-cell>
          <table:table-cell office:value-type="float" office:value="16.041">
            <text:p>16.041</text:p>
          </table:table-cell>
          <table:table-cell office:value-type="float" office:value="19.363">
            <text:p>19.363</text:p>
          </table:table-cell>
          <table:table-cell office:value-type="float" office:value="19.193">
            <text:p>19.193</text:p>
          </table:table-cell>
        </table:table-row>
        <table:table-row table:style-name="ro2">
          <table:table-cell/>
          <table:table-cell office:value-type="float" office:value="262144">
            <text:p>262144</text:p>
          </table:table-cell>
          <table:table-cell office:value-type="float" office:value="30.95">
            <text:p>30.95</text:p>
          </table:table-cell>
          <table:table-cell office:value-type="float" office:value="78.36">
            <text:p>78.36</text:p>
          </table:table-cell>
          <table:table-cell office:value-type="float" office:value="332.015">
            <text:p>332.015</text:p>
          </table:table-cell>
          <table:table-cell office:value-type="float" office:value="33.563">
            <text:p>33.563</text:p>
          </table:table-cell>
          <table:table-cell office:value-type="float" office:value="39.99">
            <text:p>39.99</text:p>
          </table:table-cell>
          <table:table-cell office:value-type="float" office:value="43.922">
            <text:p>43.922</text:p>
          </table:table-cell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2:43:03</meta:creation-date>
    <dc:date>2012-10-21T23:37:28</dc:date>
    <meta:editing-duration>PT18M23S</meta:editing-duration>
    <meta:editing-cycles>13</meta:editing-cycles>
    <meta:generator>LibreOffice/3.5$MacOSX_x86 LibreOffice_project/e0fbe70-dcba98b-297ab39-994e618-0f858f0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23cm" svg:height="13.761cm" xlink:href=".." xlink:type="simple" chart:class="chart:scatter" chart:style-name="ch1">
        <chart:legend chart:legend-position="end" svg:x="21.291cm" svg:y="5.336cm" style:legend-expansion="high" chart:style-name="ch2"/>
        <chart:plot-area chart:style-name="ch3" table:cell-range-address="Sheet1.B3:Sheet1.H14" svg:x="0.539cm" svg:y="0.659cm" svg:width="20.744cm" svg:height="12.66cm">
          <chartooo:coordinate-region svg:x="1.385cm" svg:y="0.859cm" svg:width="19.311cm" svg:height="11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class="chart:scatter">
            <chart:data-point chart:repeated="12"/>
          </chart:series>
          <chart:series chart:style-name="ch8" chart:values-cell-range-address="Sheet1.E3:Sheet1.E14" chart:class="chart:scatter">
            <chart:data-point chart:repeated="12"/>
          </chart:series>
          <chart:series chart:style-name="ch9" chart:values-cell-range-address="Sheet1.F3:Sheet1.F14" chart:class="chart:scatter">
            <chart:data-point chart:repeated="12"/>
          </chart:series>
          <chart:series chart:style-name="ch10" chart:values-cell-range-address="Sheet1.G3:Sheet1.G14" chart:class="chart:scatter">
            <chart:data-point chart:repeated="12"/>
          </chart:series>
          <chart:series chart:style-name="ch11" chart:values-cell-range-address="Sheet1.H3:Sheet1.H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3:Sheet1.B14</svg:desc>
                </draw:g>
              </table:table-cell>
              <table:table-cell office:value-type="float" office:value="0.01">
                <text:p>0.01</text:p>
                <draw:g>
                  <svg:desc>Sheet1.C3:Sheet1.C14</svg:desc>
                </draw:g>
              </table:table-cell>
              <table:table-cell office:value-type="float" office:value="0.025">
                <text:p>0.025</text:p>
                <draw:g>
                  <svg:desc>Sheet1.D3:Sheet1.D14</svg:desc>
                </draw:g>
              </table:table-cell>
              <table:table-cell office:value-type="float" office:value="0.022">
                <text:p>0.022</text:p>
                <draw:g>
                  <svg:desc>Sheet1.E3:Sheet1.E14</svg:desc>
                </draw:g>
              </table:table-cell>
              <table:table-cell office:value-type="float" office:value="0.01">
                <text:p>0.01</text:p>
                <draw:g>
                  <svg:desc>Sheet1.F3:Sheet1.F14</svg:desc>
                </draw:g>
              </table:table-cell>
              <table:table-cell office:value-type="float" office:value="0.018">
                <text:p>0.018</text:p>
                <draw:g>
                  <svg:desc>Sheet1.G3:Sheet1.G14</svg:desc>
                </draw:g>
              </table:table-cell>
              <table:table-cell office:value-type="float" office:value="0.013">
                <text:p>0.013</text:p>
                <draw:g>
                  <svg:desc>Sheet1.H3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047">
                <text:p>0.047</text:p>
              </table:table-cell>
              <table:table-cell office:value-type="float" office:value="0.073">
                <text:p>0.0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95">
                <text:p>0.095</text:p>
              </table:table-cell>
              <table:table-cell office:value-type="float" office:value="0.219">
                <text:p>0.219</text:p>
              </table:table-cell>
              <table:table-cell office:value-type="float" office:value="0.273">
                <text:p>0.273</text:p>
              </table:table-cell>
              <table:table-cell office:value-type="float" office:value="0.096">
                <text:p>0.096</text:p>
              </table:table-cell>
              <table:table-cell office:value-type="float" office:value="0.137">
                <text:p>0.1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185">
                <text:p>0.185</text:p>
              </table:table-cell>
              <table:table-cell office:value-type="float" office:value="0.459">
                <text:p>0.459</text:p>
              </table:table-cell>
              <table:table-cell office:value-type="float" office:value="0.701">
                <text:p>0.701</text:p>
              </table:table-cell>
              <table:table-cell office:value-type="float" office:value="0.198">
                <text:p>0.198</text:p>
              </table:table-cell>
              <table:table-cell office:value-type="float" office:value="0.27">
                <text:p>0.2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384">
                <text:p>0.384</text:p>
              </table:table-cell>
              <table:table-cell office:value-type="float" office:value="0.951">
                <text:p>0.951</text:p>
              </table:table-cell>
              <table:table-cell office:value-type="float" office:value="1.839">
                <text:p>1.839</text:p>
              </table:table-cell>
              <table:table-cell office:value-type="float" office:value="0.41">
                <text:p>0.41</text:p>
              </table:table-cell>
              <table:table-cell office:value-type="float" office:value="0.539">
                <text:p>0.5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87">
                <text:p>0.787</text:p>
              </table:table-cell>
              <table:table-cell office:value-type="float" office:value="1.985">
                <text:p>1.985</text:p>
              </table:table-cell>
              <table:table-cell office:value-type="float" office:value="4.58">
                <text:p>4.58</text:p>
              </table:table-cell>
              <table:table-cell office:value-type="float" office:value="0.859">
                <text:p>0.859</text:p>
              </table:table-cell>
              <table:table-cell office:value-type="float" office:value="1.23">
                <text:p>1.23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1.689">
                <text:p>1.689</text:p>
              </table:table-cell>
              <table:table-cell office:value-type="float" office:value="4.1">
                <text:p>4.1</text:p>
              </table:table-cell>
              <table:table-cell office:value-type="float" office:value="11.398">
                <text:p>11.398</text:p>
              </table:table-cell>
              <table:table-cell office:value-type="float" office:value="1.789">
                <text:p>1.789</text:p>
              </table:table-cell>
              <table:table-cell office:value-type="float" office:value="2.275">
                <text:p>2.275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.403">
                <text:p>3.403</text:p>
              </table:table-cell>
              <table:table-cell office:value-type="float" office:value="8.547">
                <text:p>8.547</text:p>
              </table:table-cell>
              <table:table-cell office:value-type="float" office:value="25.79">
                <text:p>25.79</text:p>
              </table:table-cell>
              <table:table-cell office:value-type="float" office:value="3.753">
                <text:p>3.753</text:p>
              </table:table-cell>
              <table:table-cell office:value-type="float" office:value="4.463">
                <text:p>4.463</text:p>
              </table:table-cell>
              <table:table-cell office:value-type="float" office:value="4.561">
                <text:p>4.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.078">
                <text:p>7.078</text:p>
              </table:table-cell>
              <table:table-cell office:value-type="float" office:value="18.188">
                <text:p>18.188</text:p>
              </table:table-cell>
              <table:table-cell office:value-type="float" office:value="62.569">
                <text:p>62.569</text:p>
              </table:table-cell>
              <table:table-cell office:value-type="float" office:value="7.762">
                <text:p>7.762</text:p>
              </table:table-cell>
              <table:table-cell office:value-type="float" office:value="9.036">
                <text:p>9.036</text:p>
              </table:table-cell>
              <table:table-cell office:value-type="float" office:value="9.884">
                <text:p>9.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072">
                <text:p>131072</text:p>
              </table:table-cell>
              <table:table-cell office:value-type="float" office:value="14.839">
                <text:p>14.839</text:p>
              </table:table-cell>
              <table:table-cell office:value-type="float" office:value="37.257">
                <text:p>37.257</text:p>
              </table:table-cell>
              <table:table-cell office:value-type="float" office:value="140.69">
                <text:p>140.69</text:p>
              </table:table-cell>
              <table:table-cell office:value-type="float" office:value="16.041">
                <text:p>16.041</text:p>
              </table:table-cell>
              <table:table-cell office:value-type="float" office:value="19.363">
                <text:p>19.363</text:p>
              </table:table-cell>
              <table:table-cell office:value-type="float" office:value="19.193">
                <text:p>19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30.95">
                <text:p>30.95</text:p>
              </table:table-cell>
              <table:table-cell office:value-type="float" office:value="78.36">
                <text:p>78.36</text:p>
              </table:table-cell>
              <table:table-cell office:value-type="float" office:value="332.015">
                <text:p>332.015</text:p>
              </table:table-cell>
              <table:table-cell office:value-type="float" office:value="33.563">
                <text:p>33.563</text:p>
              </table:table-cell>
              <table:table-cell office:value-type="float" office:value="39.99">
                <text:p>39.99</text:p>
              </table:table-cell>
              <table:table-cell office:value-type="float" office:value="43.922">
                <text:p>43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